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d5f6" officeooo:paragraph-rsid="0005d5f6"/>
    </style:style>
    <style:style style:name="P2" style:family="paragraph" style:parent-style-name="Standard">
      <style:text-properties officeooo:rsid="00077e48" officeooo:paragraph-rsid="00077e48"/>
    </style:style>
    <style:style style:name="P3" style:family="paragraph" style:parent-style-name="Standard">
      <style:text-properties officeooo:rsid="0009277b" officeooo:paragraph-rsid="0009277b"/>
    </style:style>
    <style:style style:name="P4" style:family="paragraph" style:parent-style-name="Standard">
      <style:text-properties officeooo:rsid="000d0375" officeooo:paragraph-rsid="000d0375"/>
    </style:style>
    <style:style style:name="P5" style:family="paragraph" style:parent-style-name="Standard">
      <style:text-properties officeooo:paragraph-rsid="000d0375"/>
    </style:style>
    <style:style style:name="P6" style:family="paragraph" style:parent-style-name="Standard" style:list-style-name="L1">
      <style:text-properties officeooo:rsid="0005d5f6" officeooo:paragraph-rsid="0005d5f6"/>
    </style:style>
    <style:style style:name="P7" style:family="paragraph" style:parent-style-name="Standard" style:list-style-name="L1">
      <style:text-properties officeooo:rsid="00077e48" officeooo:paragraph-rsid="00077e48"/>
    </style:style>
    <style:style style:name="P8" style:family="paragraph" style:parent-style-name="Standard" style:list-style-name="L1">
      <style:text-properties officeooo:rsid="0008109a" officeooo:paragraph-rsid="0008109a"/>
    </style:style>
    <style:style style:name="P9" style:family="paragraph" style:parent-style-name="Standard" style:list-style-name="L2">
      <style:text-properties officeooo:paragraph-rsid="0009277b"/>
    </style:style>
    <style:style style:name="P10" style:family="paragraph" style:parent-style-name="Standard" style:list-style-name="L2">
      <style:text-properties officeooo:rsid="0009277b" officeooo:paragraph-rsid="0009277b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09277b" officeooo:paragraph-rsid="000f6373"/>
    </style:style>
    <style:style style:name="P12" style:family="paragraph" style:parent-style-name="Standard" style:list-style-name="L3">
      <style:text-properties officeooo:rsid="000d0375" officeooo:paragraph-rsid="000d0375"/>
    </style:style>
    <style:style style:name="P13" style:family="paragraph" style:parent-style-name="Standard" style:list-style-name="L4">
      <style:text-properties officeooo:rsid="000d0375" officeooo:paragraph-rsid="000d0375"/>
    </style:style>
    <style:style style:name="P14" style:family="paragraph" style:parent-style-name="Standard">
      <style:paragraph-properties fo:text-align="start" style:justify-single-word="false"/>
      <style:text-properties officeooo:rsid="000d0375" officeooo:paragraph-rsid="000f6373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0d0375" officeooo:paragraph-rsid="000f6373"/>
    </style:style>
    <style:style style:name="P16" style:family="paragraph" style:parent-style-name="Standard" style:list-style-name="L6">
      <style:paragraph-properties fo:text-align="start" style:justify-single-word="false"/>
      <style:text-properties officeooo:paragraph-rsid="000f6373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0f6373"/>
    </style:style>
    <style:style style:name="P18" style:family="paragraph" style:parent-style-name="Standard">
      <style:paragraph-properties fo:text-align="start" style:justify-single-word="false"/>
      <style:text-properties officeooo:paragraph-rsid="000f6373"/>
    </style:style>
    <style:style style:name="P19" style:family="paragraph" style:parent-style-name="Standard" style:list-style-name="L6">
      <style:paragraph-properties fo:text-align="start" style:justify-single-word="false"/>
      <style:text-properties fo:font-weight="normal" officeooo:rsid="000f6373" officeooo:paragraph-rsid="000f6373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normal" officeooo:rsid="000f6373" officeooo:paragraph-rsid="000f6373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0f6373" officeooo:paragraph-rsid="000f6373"/>
    </style:style>
    <style:style style:name="P22" style:family="paragraph" style:parent-style-name="Standard">
      <style:paragraph-properties fo:text-align="start" style:justify-single-word="false"/>
      <style:text-properties officeooo:rsid="000f6373" officeooo:paragraph-rsid="000f6373"/>
    </style:style>
    <style:style style:name="P23" style:family="paragraph" style:parent-style-name="Standard">
      <style:paragraph-properties fo:text-align="start" style:justify-single-word="false"/>
      <style:text-properties officeooo:rsid="0010f8d3" officeooo:paragraph-rsid="0010f8d3"/>
    </style:style>
    <style:style style:name="P24" style:family="paragraph" style:parent-style-name="Standard" style:list-style-name="L7">
      <style:paragraph-properties fo:text-align="start" style:justify-single-word="false"/>
      <style:text-properties officeooo:rsid="0010f8d3" officeooo:paragraph-rsid="0010f8d3"/>
    </style:style>
    <style:style style:name="P25" style:family="paragraph" style:parent-style-name="Standard" style:list-style-name="L8">
      <style:paragraph-properties fo:text-align="start" style:justify-single-word="false"/>
      <style:text-properties officeooo:rsid="0010f8d3" officeooo:paragraph-rsid="0010f8d3"/>
    </style:style>
    <style:style style:name="T1" style:family="text">
      <style:text-properties officeooo:rsid="000d0375"/>
    </style:style>
    <style:style style:name="T2" style:family="text">
      <style:text-properties fo:font-weight="bold" officeooo:rsid="000f6373" style:font-weight-asian="bold" style:font-weight-complex="bold"/>
    </style:style>
    <style:style style:name="T3" style:family="text">
      <style:text-properties officeooo:rsid="000f6373"/>
    </style:style>
    <style:style style:name="T4" style:family="text">
      <style:text-properties fo:font-weight="normal" officeooo:rsid="000f6373" style:font-weight-asian="normal" style:font-weight-complex="normal"/>
    </style:style>
    <style:style style:name="T5" style:family="text">
      <style:text-properties fo:font-weight="normal" officeooo:rsid="0009277b" style:font-weight-asian="normal" style:font-weight-complex="normal"/>
    </style:style>
    <style:style style:name="T6" style:family="text">
      <style:text-properties officeooo:rsid="0009277b"/>
    </style:style>
    <style:style style:name="T7" style:family="text">
      <style:text-properties officeooo:rsid="000f6373"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FEATURE EXTRACTION AND TEMPAROR SEGMENTATION</text:p>
      <text:list xml:id="list2059660778" text:style-name="L1">
        <text:list-item>
          <text:p text:style-name="P6">Feature Extraction - opti</text:p>
          <text:list>
            <text:list-item>
              <text:p text:style-name="P6"><text:a xlink:type="simple" xlink:href="https://www.cv-foundation.org/openaccess/content_iccv_2013/papers/Wang_Action_Recognition_with_2013_ICCV_paper.pdf" text:style-name="Internet_20_link" text:visited-style-name="Visited_20_Internet_20_Link">https://www.cv-foundation.org/openaccess/content_iccv_2013/papers/Wang_Action_Recognition_with_2013_ICCV_paper.pdf</text:a></text:p>
            </text:list-item>
            <text:list-item>
              <text:p text:style-name="P6">Action Recognition with Improved Trajectories – Optivar flow</text:p>
            </text:list-item>
            <text:list-item>
              <text:p text:style-name="P7">Ficher vector – code is taking more time</text:p>
            </text:list-item>
            <text:list-item>
              <text:p text:style-name="P7">RID – done , doubt it that what is given in npy file , how to use that file segmentation as feature</text:p>
              <text:list>
                <text:list-item>
                  <text:p text:style-name="P8">given side is not opening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3">Hand Detection: <text:span text:style-name="T3">done</text:span></text:p>
      <text:list xml:id="list1552656695" text:style-name="L2">
        <text:list-item>
          <text:p text:style-name="P10">YOLO</text:p>
        </text:list-item>
        <text:list-item>
          <text:p text:style-name="P10">MATLAB</text:p>
        </text:list-item>
        <text:list-item>
          <text:p text:style-name="P10">Mideapipe <text:s/>- <text:span text:style-name="T7">old</text:span></text:p>
          <text:list>
            <text:list-item>
              <text:p text:style-name="P10">some Issue</text:p>
              <text:list>
                <text:list-item>
                  <text:p text:style-name="P10">undetected hand</text:p>
                  <text:list>
                    <text:list-item>
                      <text:p text:style-name="P10">window and avarge bounding box</text:p>
                    </text:list-item>
                  </text:list>
                </text:list-item>
                <text:list-item>
                  <text:p text:style-name="P10">unnecessary detection </text:p>
                </text:list-item>
              </text:list>
            </text:list-item>
          </text:list>
        </text:list-item>
        <text:list-item>
          <text:p text:style-name="P9"><text:span text:style-name="T6"><text:s text:c="2"/></text:span><text:span text:style-name="T3">Final: <text:s text:c="2"/>- </text:span><text:span text:style-name="T7">new</text:span></text:p>
          <text:list>
            <text:list-item>
              <text:p text:style-name="P15"><text:span text:style-name="T2">Hand Detection </text:span></text:p>
              <text:list>
                <text:list-item>
                  <text:p text:style-name="P17"><text:span text:style-name="T2">For women:</text:span></text:p>
                  <text:list>
                    <text:list-item>
                      <text:p text:style-name="P20">meadiapipe giving good result – without any lack</text:p>
                    </text:list-item>
                  </text:list>
                </text:list-item>
                <text:list-item>
                  <text:p text:style-name="P17"><text:span text:style-name="T2">For men :</text:span></text:p>
                  <text:list>
                    <text:list-item>
                      <text:p text:style-name="P17"><text:span text:style-name="T4">Trained yolov8 model giving good result – without any lack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<text:span text:style-name="T5"><text:s/>Issue</text:span></text:p>
          <text:list>
            <text:list-item>
              <text:p text:style-name="P17"><text:span text:style-name="T2">For women:</text:span></text:p>
              <text:list>
                <text:list-item>
                  <text:p text:style-name="P17"><text:span text:style-name="T4">undected hand – done : window</text:span></text:p>
                </text:list-item>
                <text:list-item>
                  <text:p text:style-name="P11"><text:span text:style-name="T4">unnecessary detection :</text:span></text:p>
                </text:list-item>
              </text:list>
            </text:list-item>
            <text:list-item>
              <text:p text:style-name="P17"><text:span text:style-name="T2">For men :</text:span></text:p>
              <text:list>
                <text:list-item>
                  <text:p text:style-name="P17"><text:span text:style-name="T4">undected hand : can be solve by - window</text:span></text:p>
                </text:list-item>
                <text:list-item>
                  <text:p text:style-name="P17"><text:span text:style-name="T6">unnecessary detection – </text:span><text:span text:style-name="T3">outside person’s hand : idea- height difference(unnecessary hand is at bottom)</text:span></text:p>
                </text:list-item>
              </text:list>
            </text:list-item>
          </text:list>
        </text:list-item>
        <text:list-item>
          <text:p text:style-name="P21">About yolov8 for women – may need more traing – current is 50 with batch size=8</text:p>
        </text:list-item>
      </text:list>
      <text:p text:style-name="P22"/>
      <text:p text:style-name="P3"/>
      <text:p text:style-name="P4">Extracting Hand:</text:p>
      <text:list xml:id="list1594024053" text:style-name="L3">
        <text:list-item>
          <text:p text:style-name="P12">made frame size same – taken from biggest frame</text:p>
        </text:list-item>
        <text:list-item>
          <text:p text:style-name="P12"/>
        </text:list-item>
      </text:list>
      <text:p text:style-name="P5"/>
      <text:p text:style-name="P4">Feature Building:</text:p>
      <text:list xml:id="list1589736693" text:style-name="L4">
        <text:list-item>
          <text:p text:style-name="P13">Optical Flow</text:p>
        </text:list-item>
        <text:list-item>
          <text:p text:style-name="P13">Improve Optical flow</text:p>
          <text:list>
            <text:list-item>
              <text:p text:style-name="P13">raw RDI – not using it</text:p>
            </text:list-item>
            <text:list-item>
              <text:p text:style-name="P13">Fisher vector – not using it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><text:soft-page-break/><text:span text:style-name="T2">Hand Detection </text:span></text:p>
      <text:list xml:id="list544683344" text:style-name="L6">
        <text:list-item>
          <text:p text:style-name="P16"><text:span text:style-name="T2">For women:</text:span></text:p>
          <text:list>
            <text:list-item>
              <text:p text:style-name="P19">meadiapipe giving good result – without any lack</text:p>
            </text:list-item>
          </text:list>
        </text:list-item>
        <text:list-item>
          <text:p text:style-name="P16"><text:span text:style-name="T2">For men :</text:span></text:p>
          <text:list>
            <text:list-item>
              <text:p text:style-name="P16"><text:span text:style-name="T4">Trained yolov8 model giving good reslut – without any lack</text:span><text:span text:style-name="T1"><text:line-break/></text:span></text:p>
            </text:list-item>
          </text:list>
        </text:list-item>
      </text:list>
      <text:p text:style-name="P18"/>
      <text:p text:style-name="P23">Immediate task:</text:p>
      <text:list xml:id="list1060789818" text:style-name="L7">
        <text:list-item>
          <text:p text:style-name="P24">work for extraction of hand of men from video – it is dectected from yolov8</text:p>
        </text:list-item>
      </text:list>
      <text:p text:style-name="P23"/>
      <text:p text:style-name="P23">next task:</text:p>
      <text:list xml:id="list527531818" text:style-name="L8">
        <text:list-item>
          <text:p text:style-name="P25">extracting feature and implement paper</text:p>
        </text:list-item>
      </text:list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7:36:30.072198484</meta:creation-date>
    <meta:editing-duration>PT12H56M18S</meta:editing-duration>
    <meta:editing-cycles>6</meta:editing-cycles>
    <meta:generator>LibreOffice/7.3.7.2$Linux_X86_64 LibreOffice_project/30$Build-2</meta:generator>
    <dc:date>2024-03-20T19:19:08.279892432</dc:date>
    <meta:document-statistic meta:table-count="0" meta:image-count="0" meta:object-count="0" meta:page-count="2" meta:paragraph-count="46" meta:word-count="257" meta:character-count="1468" meta:non-whitespace-character-count="1270"/>
  </office:meta>
</office:document-meta>
</file>